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Learning</text:p>
      <text:h text:style-name="Heading_20_1" text:outline-level="1">What</text:h>
      <text:p text:style-name="Text_20_body">What to learn. We skip this section, Nowdays anybodycan learn nearly everythin from Jiu-Jitsu to rocket science</text:p>
      <text:h text:style-name="Heading_20_1" text:outline-level="1">Where</text:h>
      <text:h text:style-name="Heading_20_2" text:outline-level="2">At Universities</text:h>
      <text:p text:style-name="Text_20_body">Show slides about universities. Bad (if it close to you), expensive and far (if it good), time consuming, unnecessary lectures, you should adapt to others, when will you work?</text:p>
      <text:h text:style-name="Heading_20_2" text:outline-level="2">At Companies</text:h>
      <text:p text:style-name="Text_20_body">Impossible. How can you get into a company without the knowledge? And you are about to gain the knowledge which is in the company, but they do not let you in without that knowledge. </text:p>
      <text:h text:style-name="Heading_20_2" text:outline-level="2">At home</text:h>
      <text:p text:style-name="Text_20_body">Comfortable, cheap, you are not wasting time with traveling. Nice dream.</text:p>
      <text:h text:style-name="Heading_20_2" text:outline-level="2">in groups</text:h>
      <text:p text:style-name="Text_20_body">(small all large or in between) with people who share your interests and learn the same thing as you, there are people among them who are in a lower lever as you and there many how are on a higher level.</text:p>
      <text:p text:style-name="Text_20_body">Think of a learning group, where people are together but they are not started your course at the same time and where they are not moving with the same speed. <text:s/>So you can always ask somebody if you stuck and you are always questioned by others. But you should not answer, but if you do it, you will be rewarded and thanked or you will be edited and your answer will be improved.</text:p>
      <text:p text:style-name="Text_20_body">But how can you find and join to that group? Are there exists such groups?</text:p>
      <text:p text:style-name="Text_20_body">Show e-learning sites where all of the above are at the same time with free.</text:p>
      <text:h text:style-name="Heading_20_2" text:outline-level="2">All in One - E-learning sites</text:h>
      <text:h text:style-name="Heading_20_3" text:outline-level="3">Coursera</text:h>
      <text:p text:style-name="Text_20_body">Top universities, Broad spectrum of fields, arts, sciences, business, medicine, etc. Inherently computer sciences is a top category, beacuse it was the first to adapt to new technology (web) (200 courses), but there are many others , business: 150 courses, arts 50, etc, countless.</text:p>
      <text:p text:style-name="Text_20_body">Lectures on many languages (not Hungary, sorry), but there are subtitles.</text:p>
      <text:h text:style-name="Heading_20_3" text:outline-level="3">EdX</text:h>
      <text:p text:style-name="Text_20_body">Top Univesities, 480+ <text:s/>courses from all fields, from Humanities, Economics, Desing, Arts, etc.</text:p>
      <text:h text:style-name="Heading_20_3" text:outline-level="3"><text:soft-page-break/>Undacity</text:h>
      <text:p text:style-name="Text_20_body">Mainly tech realted courses from technical companies like Google, Facebook, AT&amp;T, etc.</text:p>
      <text:h text:style-name="Heading_20_1" text:outline-level="1">Whom</text:h>
      <text:p text:style-name="Text_20_body">From anybody, who nows that particular thing</text:p>
      <text:p text:style-name="Text_20_body">From researcher, who nows nearly everything of a specialized field</text:p>
      <text:p text:style-name="Text_20_body">From a lecturer, who knows that particular thing very accurately, deeply, but can not use it on a real life situation (Somebody knows it, somebody teaches it)</text:p>
      <text:p text:style-name="Text_20_body">From a worker, whos profession is that particular field of your interest and may not know all the science behind the filed, but can adapt her/his knowlede very well in daily situations</text:p>
      <text:p text:style-name="Text_20_body">Now dream about all the last three and we can see a bit Udacity's founder, Sebastian Thrun</text:p>
      <text:h text:style-name="Heading_20_2" text:outline-level="2">Sebastian Thrun</text:h>
      <text:h text:style-name="Heading_20_1" text:outline-level="1">How and When</text:h>
      <text:p text:style-name="Text_20_body">All-in-One shot</text:p>
      <text:p text:style-name="Text_20_body">Anytime, means self-peaced</text:p>
      <text:p text:style-name="Text_20_body">Semesters, like at universities, előre rögzített időpontokban</text:p>
      <text:p text:style-name="Text_20_body">During short terms, like some week, 1-2 months</text:p>
      <text:p text:style-name="Text_20_body">Learn then questioned</text:p>
      <text:p text:style-name="Text_20_body">reinforced learning</text:p>
      <text:p text:style-name="Text_20_body">small-chunks with reinforced learning</text:p>
      <text:h text:style-name="Heading_20_1" text:outline-level="1">Proof</text:h>
      <text:p text:style-name="Text_20_body">What to proove?</text:p>
      <text:p text:style-name="Text_20_body">Sitting in the classrom? (think of attendance register, so if you are sitting on all lectures like a dumb, you will score 100% based on an attendance register)</text:p>
      <text:p text:style-name="Text_20_body">Passing the exam? You can proove, that you learn something and you can recite it by hartor you can choose the best answers among 5 possibilites (from which two are usually totally un-related)</text:p>
      <text:p text:style-name="Text_20_body"/>
      <text:p text:style-name="Text_20_body">Knowing the material? So you can create lectures for others or you can explain to others some of the hardest points of the material.</text:p>
      <text:p text:style-name="Text_20_body">The real point is :</text:p>
      <text:p text:style-name="Text_20_body">Are you capable of doing something valuable based on what you have learnt?</text:p>
      <text:p text:style-name="Text_20_body">Think of it. Who can examine this? How can you proove this?</text:p>
      <text:p text:style-name="Text_20_body">(Picture of a diploma cap and a working robot. Which one prooves better your knowledge?)</text:p>
      <text:p text:style-name="Text_20_body">See Udacity's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8:54:58.71</meta:creation-date>
    <dc:date>2015-02-19T10:13:35.77</dc:date>
    <meta:editing-duration>PT46M35S</meta:editing-duration>
    <meta:editing-cycles>3</meta:editing-cycles>
    <meta:generator>OpenOffice.org/3.4.1$Win32 OpenOffice.org_project/341m1$Build-9593</meta:generator>
    <meta:document-statistic meta:table-count="0" meta:image-count="0" meta:object-count="0" meta:page-count="2" meta:paragraph-count="48" meta:word-count="600" meta:character-count="3475"/>
  </office:meta>
</office:document-meta>
</file>